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9fb85" style:text-blinking="false" fo:background-color="transparent"/>
    </style:style>
    <style:style style:name="P7" style:family="paragraph" style:parent-style-name="Text_20_body">
      <style:text-properties fo:background-color="#ff0000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9fb85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#ff0000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0000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#ff0000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0000" loext:char-shading-value="0"/>
    </style:style>
    <style:style style:name="T5" style:family="text">
      <style:text-properties fo:font-size="13pt"/>
    </style:style>
    <style:style style:name="T6" style:family="text">
      <style:text-properties fo:font-size="13pt" style:font-weight-asian="bold" style:font-weight-complex="bold"/>
    </style:style>
    <style:style style:name="T7" style:family="text">
      <style:text-properties fo:font-size="13pt" fo:font-weight="bold" style:font-weight-asian="bold" style:font-weight-complex="bold"/>
    </style:style>
    <style:style style:name="T8" style:family="text">
      <style:text-properties fo:font-size="15pt"/>
    </style:style>
    <style:style style:name="T9" style:family="text">
      <style:text-properties fo:font-size="15pt" style:font-weight-asian="bold" style:font-weight-complex="bold"/>
    </style:style>
    <style:style style:name="T10" style:family="text">
      <style:text-properties fo:font-size="17pt"/>
    </style:style>
    <style:style style:name="T11" style:family="text">
      <style:text-properties fo:font-size="17pt" style:font-weight-asian="bold" style:font-weight-complex="bold"/>
    </style:style>
    <style:style style:name="T12" style:family="text">
      <style:text-properties fo:font-size="19pt"/>
    </style:style>
    <style:style style:name="T13" style:family="text">
      <style:text-properties fo:font-size="19pt" style:font-weight-asian="bold" style:font-weight-complex="bold"/>
    </style:style>
    <style:style style:name="T14" style:family="text">
      <style:text-properties fo:font-size="21pt"/>
    </style:style>
    <style:style style:name="T15" style:family="text">
      <style:text-properties fo:font-size="21pt" style:font-weight-asian="bold" style:font-weight-complex="bold"/>
    </style:style>
    <style:style style:name="T16" style:family="text">
      <style:text-properties fo:font-size="23pt"/>
    </style:style>
    <style:style style:name="T17" style:family="text">
      <style:text-properties fo:font-size="23pt" style:font-weight-asian="bold" style:font-weight-complex="bold"/>
    </style:style>
    <style:style style:name="T18" style:family="text">
      <style:text-properties fo:font-size="25pt"/>
    </style:style>
    <style:style style:name="T19" style:family="text">
      <style:text-properties fo:font-size="25pt" style:font-weight-asian="bold" style:font-weight-complex="bold"/>
    </style:style>
    <style:style style:name="T20" style:family="text">
      <style:text-properties fo:font-size="27pt"/>
    </style:style>
    <style:style style:name="T21" style:family="text">
      <style:text-properties fo:font-size="27pt" style:font-weight-asian="bold" style:font-weight-complex="bold"/>
    </style:style>
    <style:style style:name="T22" style:family="text">
      <style:text-properties fo:font-size="29pt"/>
    </style:style>
    <style:style style:name="T23" style:family="text">
      <style:text-properties fo:font-size="29pt" style:font-weight-asian="bold" style:font-weight-complex="bold"/>
    </style:style>
    <style:style style:name="T24" style:family="text">
      <style:text-properties fo:font-size="31pt"/>
    </style:style>
    <style:style style:name="T25" style:family="text">
      <style:text-properties fo:font-size="31pt" style:font-weight-asian="bold" style:font-weight-complex="bold"/>
    </style:style>
    <style:style style:name="T26" style:family="text">
      <style:text-properties fo:font-size="31pt" fo:font-weight="bold" style:font-weight-asian="bold" style:font-weight-complex="bold"/>
    </style:style>
    <style:style style:name="T27" style:family="text">
      <style:text-properties fo:font-size="33pt"/>
    </style:style>
    <style:style style:name="T28" style:family="text">
      <style:text-properties fo:font-size="33pt" fo:font-weight="bold" style:font-weight-asian="bold" style:font-weight-complex="bold"/>
    </style:style>
    <style:style style:name="T29" style:family="text">
      <style:text-properties fo:font-size="33pt" style:font-weight-asian="bold" style:font-weight-complex="bold"/>
    </style:style>
    <style:style style:name="T30" style:family="text">
      <style:text-properties style:font-weight-asian="bold" style:font-weight-complex="bold"/>
    </style:style>
    <style:style style:name="T31" style:family="text">
      <style:text-properties fo:font-size="35pt"/>
    </style:style>
    <style:style style:name="T32" style:family="text">
      <style:text-properties fo:font-size="35pt" fo:font-weight="bold" style:font-weight-asian="bold" style:font-weight-complex="bold"/>
    </style:style>
    <style:style style:name="T33" style:family="text">
      <style:text-properties fo:font-size="35pt" style:font-weight-asian="bold" style:font-weight-complex="bold"/>
    </style:style>
    <style:style style:name="T34" style:family="text">
      <style:text-properties fo:font-size="37pt" style:font-weight-asian="bold" style:font-weight-complex="bold"/>
    </style:style>
    <style:style style:name="T35" style:family="text">
      <style:text-properties fo:font-size="37pt" fo:font-weight="bold" style:font-weight-asian="bold" style:font-weight-complex="bold"/>
    </style:style>
    <style:style style:name="T36" style:family="text">
      <style:text-properties fo:font-size="39pt" style:font-weight-asian="bold" style:font-weight-complex="bold"/>
    </style:style>
    <style:style style:name="T37" style:family="text">
      <style:text-properties fo:font-size="41pt" style:font-weight-asian="bold" style:font-weight-complex="bold"/>
    </style:style>
    <style:style style:name="T38" style:family="text">
      <style:text-properties fo:font-size="43pt" style:font-weight-asian="bold" style:font-weight-complex="bold"/>
    </style:style>
    <style:style style:name="T39" style:family="text">
      <style:text-properties fo:font-size="43pt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0eaa77e-7fff-ba48-2ded-96a10624fecf"/>Create a fantasy cricket app</text:p>
      <text:p text:style-name="Text_20_body"/>
      <text:p text:style-name="P2">Language/Framework</text:p>
      <text:p text:style-name="P3">Python/Django</text:p>
      <text:p text:style-name="Text_20_body"/>
      <text:p text:style-name="P2">Explanation</text:p>
      <text:p text:style-name="P3">Fantasy cricket app is an app where users can create teams by picking players from different countries. Once a team is formed each player is awarded scores based on how he performed in the real match. The user whose team scores the highest score in the whole tournament wins.</text:p>
      <text:p text:style-name="Text_20_body"/>
      <text:p text:style-name="P4">Users in the app</text:p>
      <text:p text:style-name="P3">There are 2 types of users in the app</text:p>
      <text:list xml:id="list2320462915" text:style-name="L1">
        <text:list-item>
          <text:p text:style-name="P8">The admin user, who will set up the players and their countries. The players setup by admin will be available for normal users</text:p>
        </text:list-item>
        <text:list-item>
          <text:p text:style-name="P12">The normal users, who will be playing the game.</text:p>
        </text:list-item>
      </text:list>
      <text:p text:style-name="Text_20_body"/>
      <text:p text:style-name="P17">Users log in to the app using their email address (you will have to modify the default django user) </text:p>
      <text:p text:style-name="Text_20_body"/>
      <text:p text:style-name="P2">The Admin User</text:p>
      <text:p text:style-name="P5"><text:span text:style-name="T2">Admin user is created using the </text:span><text:span text:style-name="T3">createsuperuser</text:span><text:span text:style-name="T4"> </text:span><text:span text:style-name="T2">command</text:span><text:span text:style-name="T1">.</text:span></text:p>
      <text:p text:style-name="P2">Normal User</text:p>
      <text:list xml:id="list2954475901" text:style-name="L2">
        <text:list-item>
          <text:p text:style-name="P13">Normal user is created using the signup process.</text:p>
        </text:list-item>
      </text:list>
      <text:p text:style-name="Text_20_body"/>
      <text:p text:style-name="P18">Screens in the App</text:p>
      <text:p text:style-name="P7"/>
      <text:p text:style-name="P19">Landing page</text:p>
      <text:p text:style-name="P20">This is the very first page of the app. It has 2 options</text:p>
      <text:list xml:id="list410836547" text:style-name="L3">
        <text:list-item>
          <text:p text:style-name="P14">Sign in form</text:p>
        </text:list-item>
        <text:list-item>
          <text:p text:style-name="P14">Link to sign up page</text:p>
        </text:list-item>
      </text:list>
      <text:p text:style-name="Text_20_body"/>
      <text:p text:style-name="P19">Sign up page</text:p>
      <text:p text:style-name="P20">The user can create a new account using the sign up form. He should be able to create a new account by using just the following information.</text:p>
      <text:list xml:id="list3090328591" text:style-name="L4">
        <text:list-item>
          <text:p text:style-name="P15">Email Address</text:p>
        </text:list-item>
        <text:list-item>
          <text:p text:style-name="P15">Password</text:p>
        </text:list-item>
        <text:list-item>
          <text:p text:style-name="P15">Retype password</text:p>
        </text:list-item>
        <text:list-item>
          <text:p text:style-name="P15"><text:soft-page-break/>Full name</text:p>
        </text:list-item>
      </text:list>
      <text:p text:style-name="P20">The only validation that should be performed is that the email address should be unique.</text:p>
      <text:p text:style-name="Text_20_body"/>
      <text:p text:style-name="P2">Home page</text:p>
      <text:p text:style-name="P3">Once the user signs in, he is redirected to the home page. The home page is different for normal and admin users. </text:p>
      <text:p text:style-name="P3">When the admin user logs in to the app he has the following actions available to him</text:p>
      <text:list xml:id="list3091072301" text:style-name="L5">
        <text:list-item>
          <text:p text:style-name="P9">Create new country</text:p>
        </text:list-item>
        <text:list-item>
          <text:p text:style-name="P9">Create matches</text:p>
        </text:list-item>
      </text:list>
      <text:list xml:id="list1951618374" text:style-name="L6">
        <text:list-item>
          <text:p text:style-name="P10"><text:bookmark text:name="docs-internal-guid-36f88aef-7fff-f06a-90f8-bf0023c186a3"/>Record performances</text:p>
        </text:list-item>
      </text:list>
      <text:p text:style-name="P20">When the normal user logs in, he has the following actions available to him</text:p>
      <text:list xml:id="list2903533570" text:style-name="L7">
        <text:list-item>
          <text:p text:style-name="P16">Create team</text:p>
        </text:list-item>
        <text:list-item>
          <text:p text:style-name="P16">View player scores</text:p>
        </text:list-item>
        <text:list-item>
          <text:p text:style-name="P16">View leaderboard 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tab/><text:tab/></text:p>
      <text:p text:style-name="P6"><text:span text:style-name="T28"/></text:p>
      <text:p text:style-name="P6"><text:span text:style-name="T28"/></text:p>
      <text:p text:style-name="P6"><text:span text:style-name="T28"><text:tab/><text:tab/><text:tab/></text:span><text:span text:style-name="T35">View leader-board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5:51:40.774848761</meta:creation-date>
    <dc:date>2021-10-28T18:03:55.971951217</dc:date>
    <meta:editing-duration>PT1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38" meta:word-count="307" meta:character-count="1627" meta:non-whitespace-character-count="1364"/>
  </office:meta>
</office:document-meta>
</file>